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ry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formula="of:=1/11" office:value-type="float" office:value="0.0909090909090909" calcext:value-type="float">
            <text:p>0.0909090909</text:p>
          </table:table-cell>
          <table:table-cell table:formula="of:=[.D2]" office:value-type="float" office:value="0.0454545454545455" calcext:value-type="float">
            <text:p>0.0454545455</text:p>
          </table:table-cell>
          <table:table-cell table:formula="of:=[.D3]" office:value-type="float" office:value="0.0454545454545455" calcext:value-type="float">
            <text:p>0.0454545455</text:p>
          </table:table-cell>
          <table:table-cell table:formula="of:=[.D4]" office:value-type="float" office:value="0" calcext:value-type="float">
            <text:p>0</text:p>
          </table:table-cell>
          <table:table-cell table:formula="of:=[.D5]" office:value-type="float" office:value="-0.0053030303030303" calcext:value-type="float">
            <text:p>-0.0053030303</text:p>
          </table:table-cell>
          <table:table-cell table:formula="of:=[.D6]" office:value-type="float" office:value="-0.00984848484848485" calcext:value-type="float">
            <text:p>-0.0098484848</text:p>
          </table:table-cell>
          <table:table-cell table:formula="of:=SUM([.D1:.I1])" office:value-type="float" office:value="0.166666666666667" calcext:value-type="float">
            <text:p>0.1666666667</text:p>
          </table:table-cell>
          <table:table-cell/>
          <table:table-cell table:formula="of:=[.D1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1/22" office:value-type="float" office:value="0.0454545454545455" calcext:value-type="float">
            <text:p>0.0454545455</text:p>
          </table:table-cell>
          <table:table-cell/>
          <table:table-cell table:formula="of:=1/22" office:value-type="float" office:value="0.0454545454545455" calcext:value-type="float">
            <text:p>0.0454545455</text:p>
          </table:table-cell>
          <table:table-cell table:formula="of:=[.B1]" office:value-type="float" office:value="0" calcext:value-type="float">
            <text:p>0</text:p>
          </table:table-cell>
          <table:table-cell table:formula="of:=[.E3]" office:value-type="float" office:value="0.0454545454545455" calcext:value-type="float">
            <text:p>0.0454545455</text:p>
          </table:table-cell>
          <table:table-cell table:formula="of:=[.E4]" office:value-type="float" office:value="0.0357575757575758" calcext:value-type="float">
            <text:p>0.0357575758</text:p>
          </table:table-cell>
          <table:table-cell table:formula="of:=[.E5]" office:value-type="float" office:value="0.0453030303030303" calcext:value-type="float">
            <text:p>0.0453030303</text:p>
          </table:table-cell>
          <table:table-cell table:formula="of:=[.D5]" office:value-type="float" office:value="-0.0053030303030303" calcext:value-type="float">
            <text:p>-0.0053030303</text:p>
          </table:table-cell>
          <table:table-cell table:formula="of:=SUM([.D2:.I2])" office:value-type="float" office:value="0.166666666666667" calcext:value-type="float">
            <text:p>0.1666666667</text:p>
          </table:table-cell>
          <table:table-cell/>
          <table:table-cell table:formula="of:=[.E1]+[.D2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1/22-[.B1]/2" office:value-type="float" office:value="0.0454545454545455" calcext:value-type="float">
            <text:p>0.0454545455</text:p>
          </table:table-cell>
          <table:table-cell table:formula="of:=[.B2]" office:value-type="float" office:value="0.0454545454545455" calcext:value-type="float">
            <text:p>0.0454545455</text:p>
          </table:table-cell>
          <table:table-cell table:formula="of:=[.B3]" office:value-type="float" office:value="0.03" calcext:value-type="float">
            <text:p>0.03</text:p>
          </table:table-cell>
          <table:table-cell table:formula="of:=[.F4]" office:value-type="float" office:value="0.01" calcext:value-type="float">
            <text:p>0.01</text:p>
          </table:table-cell>
          <table:table-cell table:formula="of:=[.F5]" office:value-type="float" office:value="0.0357575757575758" calcext:value-type="float">
            <text:p>0.0357575758</text:p>
          </table:table-cell>
          <table:table-cell table:formula="of:=[.D4]" office:value-type="float" office:value="0" calcext:value-type="float">
            <text:p>0</text:p>
          </table:table-cell>
          <table:table-cell table:formula="of:=SUM([.D3:.I3])" office:value-type="float" office:value="0.166666666666667" calcext:value-type="float">
            <text:p>0.1666666667</text:p>
          </table:table-cell>
          <table:table-cell/>
          <table:table-cell table:formula="of:=[.F1]+[.E2]+[.D3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1/22-[.B2]" office:value-type="float" office:value="0" calcext:value-type="float">
            <text:p>0</text:p>
          </table:table-cell>
          <table:table-cell table:formula="of:=[.B5]" office:value-type="float" office:value="0.0357575757575758" calcext:value-type="float">
            <text:p>0.0357575758</text:p>
          </table:table-cell>
          <table:table-cell table:formula="of:=[.B4]" office:value-type="float" office:value="0.01" calcext:value-type="float">
            <text:p>0.01</text:p>
          </table:table-cell>
          <table:table-cell table:formula="of:=[.F3]" office:value-type="float" office:value="0.03" calcext:value-type="float">
            <text:p>0.03</text:p>
          </table:table-cell>
          <table:table-cell table:formula="of:=[.G5]" office:value-type="float" office:value="0.0454545454545455" calcext:value-type="float">
            <text:p>0.0454545455</text:p>
          </table:table-cell>
          <table:table-cell table:formula="of:=[.D3]" office:value-type="float" office:value="0.0454545454545455" calcext:value-type="float">
            <text:p>0.0454545455</text:p>
          </table:table-cell>
          <table:table-cell table:formula="of:=SUM([.D4:.I4])" office:value-type="float" office:value="0.166666666666667" calcext:value-type="float">
            <text:p>0.1666666667</text:p>
          </table:table-cell>
          <table:table-cell/>
          <table:table-cell table:formula="of:=[.G1]+[.F2]+[.E3]+[.D4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1]/2-[.B3]-[.B4]+5/66" office:value-type="float" office:value="0.0357575757575758" calcext:value-type="float">
            <text:p>0.0357575758</text:p>
          </table:table-cell>
          <table:table-cell/>
          <table:table-cell table:formula="of:=1/22-[.B5]-[.B3]/2" office:value-type="float" office:value="-0.0053030303030303" calcext:value-type="float">
            <text:p>-0.0053030303</text:p>
          </table:table-cell>
          <table:table-cell table:formula="of:=[.B6]" office:value-type="float" office:value="0.0453030303030303" calcext:value-type="float">
            <text:p>0.0453030303</text:p>
          </table:table-cell>
          <table:table-cell table:formula="of:=[.B5]" office:value-type="float" office:value="0.0357575757575758" calcext:value-type="float">
            <text:p>0.0357575758</text:p>
          </table:table-cell>
          <table:table-cell table:formula="of:=[.E3]" office:value-type="float" office:value="0.0454545454545455" calcext:value-type="float">
            <text:p>0.0454545455</text:p>
          </table:table-cell>
          <table:table-cell table:formula="of:=[.E2]" office:value-type="float" office:value="0" calcext:value-type="float">
            <text:p>0</text:p>
          </table:table-cell>
          <table:table-cell table:formula="of:=[.D2]" office:value-type="float" office:value="0.0454545454545455" calcext:value-type="float">
            <text:p>0.0454545455</text:p>
          </table:table-cell>
          <table:table-cell table:formula="of:=SUM([.D5:.I5])" office:value-type="float" office:value="0.166666666666667" calcext:value-type="float">
            <text:p>0.1666666667</text:p>
          </table:table-cell>
          <table:table-cell/>
          <table:table-cell table:formula="of:=[.H1]+[.G2]+[.F3]+[.E4]+[.D5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-[.B1]-[.B2]+[.B3]/2+5/66" office:value-type="float" office:value="0.0453030303030303" calcext:value-type="float">
            <text:p>0.0453030303</text:p>
          </table:table-cell>
          <table:table-cell/>
          <table:table-cell table:formula="of:=1/22-[.B6]-[.B4]" office:value-type="float" office:value="-0.00984848484848485" calcext:value-type="float">
            <text:p>-0.0098484848</text:p>
          </table:table-cell>
          <table:table-cell table:formula="of:=[.D5]" office:value-type="float" office:value="-0.0053030303030303" calcext:value-type="float">
            <text:p>-0.0053030303</text:p>
          </table:table-cell>
          <table:table-cell table:formula="of:=[.D4]" office:value-type="float" office:value="0" calcext:value-type="float">
            <text:p>0</text:p>
          </table:table-cell>
          <table:table-cell table:formula="of:=[.D3]" office:value-type="float" office:value="0.0454545454545455" calcext:value-type="float">
            <text:p>0.0454545455</text:p>
          </table:table-cell>
          <table:table-cell table:formula="of:=[.E1]" office:value-type="float" office:value="0.0454545454545455" calcext:value-type="float">
            <text:p>0.0454545455</text:p>
          </table:table-cell>
          <table:table-cell table:formula="of:=[.D1]" office:value-type="float" office:value="0.0909090909090909" calcext:value-type="float">
            <text:p>0.0909090909</text:p>
          </table:table-cell>
          <table:table-cell table:formula="of:=SUM([.D6:.I6])" office:value-type="float" office:value="0.166666666666667" calcext:value-type="float">
            <text:p>0.1666666667</text:p>
          </table:table-cell>
          <table:table-cell/>
          <table:table-cell table:formula="of:=[.I1]+[.H2]+[.G3]+[.F4]+[.E5]+[.D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3"/>
          <table:table-cell table:formula="of:=SUM([.D1:.D6])" office:value-type="float" office:value="0.166666666666667" calcext:value-type="float">
            <text:p>0.1666666667</text:p>
          </table:table-cell>
          <table:table-cell table:formula="of:=SUM([.E1:.E6])" office:value-type="float" office:value="0.166666666666667" calcext:value-type="float">
            <text:p>0.1666666667</text:p>
          </table:table-cell>
          <table:table-cell table:formula="of:=SUM([.F1:.F6])" office:value-type="float" office:value="0.166666666666667" calcext:value-type="float">
            <text:p>0.1666666667</text:p>
          </table:table-cell>
          <table:table-cell table:formula="of:=SUM([.G1:.G6])" office:value-type="float" office:value="0.166666666666667" calcext:value-type="float">
            <text:p>0.1666666667</text:p>
          </table:table-cell>
          <table:table-cell table:formula="of:=SUM([.H1:.H6])" office:value-type="float" office:value="0.166666666666667" calcext:value-type="float">
            <text:p>0.1666666667</text:p>
          </table:table-cell>
          <table:table-cell table:formula="of:=SUM([.I1:.I6])" office:value-type="float" office:value="0.166666666666667" calcext:value-type="float">
            <text:p>0.1666666667</text:p>
          </table:table-cell>
          <table:table-cell table:formula="of:=SUM([.D7:.I7])" office:value-type="float" office:value="1" calcext:value-type="float">
            <text:p>1</text:p>
          </table:table-cell>
          <table:table-cell/>
          <table:table-cell table:formula="of:=[.I2]+[.H3]+[.G4]+[.F5]+[.E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3]+[.H4]+[.G5]+[.F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4]+[.H5]+[.G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5]+[.H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SUM([.L1:.L11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0.0909090909090909" calcext:value-type="float">
            <text:p>0.0909090909</text:p>
          </table:table-cell>
          <table:table-cell table:number-columns-repeated="2" office:value-type="float" office:value="0.0454545454545455" calcext:value-type="float">
            <text:p>0.04545454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4:.I14])" office:value-type="float" office:value="0.181818181818182" calcext:value-type="float">
            <text:p>0.18181818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454545454545455" calcext:value-type="float">
            <text:p>0.0454545455</text:p>
          </table:table-cell>
          <table:table-cell office:value-type="float" office:value="0" calcext:value-type="float">
            <text:p>0</text:p>
          </table:table-cell>
          <table:table-cell office:value-type="float" office:value="0.0454545454545455" calcext:value-type="float">
            <text:p>0.0454545455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.0453030303030303" calcext:value-type="float">
            <text:p>0.0453030303</text:p>
          </table:table-cell>
          <table:table-cell office:value-type="float" office:value="0" calcext:value-type="float">
            <text:p>0</text:p>
          </table:table-cell>
          <table:table-cell table:formula="of:=SUM([.D15:.I15])" office:value-type="float" office:value="0.171969696969697" calcext:value-type="float">
            <text:p>0.1719696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0454545454545455" calcext:value-type="float">
            <text:p>0.045454545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" calcext:value-type="float">
            <text:p>0</text:p>
          </table:table-cell>
          <table:table-cell table:formula="of:=SUM([.D16:.I16])" office:value-type="float" office:value="0.166666666666667" calcext:value-type="float">
            <text:p>0.1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54545454545455" calcext:value-type="float">
            <text:p>0.0454545455</text:p>
          </table:table-cell>
          <table:table-cell table:formula="of:=SUM([.D17:.I17])" office:value-type="float" office:value="0.166666666666667" calcext:value-type="float">
            <text:p>0.1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0" calcext:value-type="float">
            <text:p>0</text:p>
          </table:table-cell>
          <table:table-cell office:value-type="float" office:value="0.0453030303030303" calcext:value-type="float">
            <text:p>0.0453030303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.0454545454545455" calcext:value-type="float">
            <text:p>0.0454545455</text:p>
          </table:table-cell>
          <table:table-cell office:value-type="float" office:value="0" calcext:value-type="float">
            <text:p>0</text:p>
          </table:table-cell>
          <table:table-cell office:value-type="float" office:value="0.0454545454545455" calcext:value-type="float">
            <text:p>0.0454545455</text:p>
          </table:table-cell>
          <table:table-cell table:formula="of:=SUM([.D18:.I18])" office:value-type="float" office:value="0.171969696969697" calcext:value-type="float">
            <text:p>0.1719696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float" office:value="-0" calcext:value-type="float">
            <text:p>0</text:p>
          </table:table-cell>
          <table:table-cell table:number-columns-repeated="2" office:value-type="float" office:value="0.0454545454545455" calcext:value-type="float">
            <text:p>0.0454545455</text:p>
          </table:table-cell>
          <table:table-cell office:value-type="float" office:value="0.0909090909090909" calcext:value-type="float">
            <text:p>0.0909090909</text:p>
          </table:table-cell>
          <table:table-cell table:formula="of:=SUM([.D19:.I19])" office:value-type="float" office:value="0.181818181818182" calcext:value-type="float">
            <text:p>0.18181818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4:.D19])" office:value-type="float" office:value="0.181818181818182" calcext:value-type="float">
            <text:p>0.1818181818</text:p>
          </table:table-cell>
          <table:table-cell table:formula="of:=SUM([.E14:.E19])" office:value-type="float" office:value="0.171969696969697" calcext:value-type="float">
            <text:p>0.171969697</text:p>
          </table:table-cell>
          <table:table-cell table:formula="of:=SUM([.F14:.F19])" office:value-type="float" office:value="0.166666666666667" calcext:value-type="float">
            <text:p>0.1666666667</text:p>
          </table:table-cell>
          <table:table-cell table:formula="of:=SUM([.G14:.G19])" office:value-type="float" office:value="0.166666666666667" calcext:value-type="float">
            <text:p>0.1666666667</text:p>
          </table:table-cell>
          <table:table-cell table:formula="of:=SUM([.H14:.H19])" office:value-type="float" office:value="0.171969696969697" calcext:value-type="float">
            <text:p>0.171969697</text:p>
          </table:table-cell>
          <table:table-cell table:formula="of:=SUM([.I14:.I19])" office:value-type="float" office:value="0.181818181818182" calcext:value-type="float">
            <text:p>0.1818181818</text:p>
          </table:table-cell>
          <table:table-cell table:formula="of:=SUM([.D20:.I20])" office:value-type="float" office:value="1.04090909090909" calcext:value-type="float">
            <text:p>1.040909090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[.D14]/[.$J$20]" office:value-type="float" office:value="0.0873362445414847" calcext:value-type="float">
            <text:p>0.0873362445</text:p>
          </table:table-cell>
          <table:table-cell table:formula="of:=[.E14]/[.$J$20]" office:value-type="float" office:value="0.0436681222707424" calcext:value-type="float">
            <text:p>0.0436681223</text:p>
          </table:table-cell>
          <table:table-cell table:formula="of:=[.F14]/[.$J$20]" office:value-type="float" office:value="0.0436681222707424" calcext:value-type="float">
            <text:p>0.0436681223</text:p>
          </table:table-cell>
          <table:table-cell table:formula="of:=[.G14]/[.$J$20]" office:value-type="float" office:value="0" calcext:value-type="float">
            <text:p>0</text:p>
          </table:table-cell>
          <table:table-cell table:formula="of:=[.H14]/[.$J$20]" office:value-type="float" office:value="0" calcext:value-type="float">
            <text:p>0</text:p>
          </table:table-cell>
          <table:table-cell table:formula="of:=[.I14]/[.$J$20]" office:value-type="float" office:value="0" calcext:value-type="float">
            <text:p>0</text:p>
          </table:table-cell>
          <table:table-cell table:formula="of:=SUM([.D22:.I22])" office:value-type="float" office:value="0.174672489082969" calcext:value-type="float">
            <text:p>0.1746724891</text:p>
          </table:table-cell>
          <table:table-cell/>
          <table:table-cell table:formula="of:=[.D22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5]/[.$J$20]" office:value-type="float" office:value="0.0436681222707424" calcext:value-type="float">
            <text:p>0.0436681223</text:p>
          </table:table-cell>
          <table:table-cell table:formula="of:=[.E15]/[.$J$20]" office:value-type="float" office:value="0" calcext:value-type="float">
            <text:p>0</text:p>
          </table:table-cell>
          <table:table-cell table:formula="of:=[.F15]/[.$J$20]" office:value-type="float" office:value="0.0436681222707424" calcext:value-type="float">
            <text:p>0.0436681223</text:p>
          </table:table-cell>
          <table:table-cell table:formula="of:=[.G15]/[.$J$20]" office:value-type="float" office:value="0.0343522561863173" calcext:value-type="float">
            <text:p>0.0343522562</text:p>
          </table:table-cell>
          <table:table-cell table:formula="of:=[.H15]/[.$J$20]" office:value-type="float" office:value="0.0435225618631732" calcext:value-type="float">
            <text:p>0.0435225619</text:p>
          </table:table-cell>
          <table:table-cell table:formula="of:=[.I15]/[.$J$20]" office:value-type="float" office:value="0" calcext:value-type="float">
            <text:p>0</text:p>
          </table:table-cell>
          <table:table-cell table:formula="of:=SUM([.D23:.I23])" office:value-type="float" office:value="0.165211062590975" calcext:value-type="float">
            <text:p>0.1652110626</text:p>
          </table:table-cell>
          <table:table-cell/>
          <table:table-cell table:formula="of:=[.E22]+[.D23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6]/[.$J$20]" office:value-type="float" office:value="0.0436681222707424" calcext:value-type="float">
            <text:p>0.0436681223</text:p>
          </table:table-cell>
          <table:table-cell table:formula="of:=[.E16]/[.$J$20]" office:value-type="float" office:value="0.0436681222707424" calcext:value-type="float">
            <text:p>0.0436681223</text:p>
          </table:table-cell>
          <table:table-cell table:formula="of:=[.F16]/[.$J$20]" office:value-type="float" office:value="0.0288209606986899" calcext:value-type="float">
            <text:p>0.0288209607</text:p>
          </table:table-cell>
          <table:table-cell table:formula="of:=[.G16]/[.$J$20]" office:value-type="float" office:value="0.00960698689956331" calcext:value-type="float">
            <text:p>0.0096069869</text:p>
          </table:table-cell>
          <table:table-cell table:formula="of:=[.H16]/[.$J$20]" office:value-type="float" office:value="0.0343522561863173" calcext:value-type="float">
            <text:p>0.0343522562</text:p>
          </table:table-cell>
          <table:table-cell table:formula="of:=[.I16]/[.$J$20]" office:value-type="float" office:value="0" calcext:value-type="float">
            <text:p>0</text:p>
          </table:table-cell>
          <table:table-cell table:formula="of:=SUM([.D24:.I24])" office:value-type="float" office:value="0.160116448326055" calcext:value-type="float">
            <text:p>0.1601164483</text:p>
          </table:table-cell>
          <table:table-cell/>
          <table:table-cell table:formula="of:=[.F22]+[.E23]+[.D24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7]/[.$J$20]" office:value-type="float" office:value="0" calcext:value-type="float">
            <text:p>0</text:p>
          </table:table-cell>
          <table:table-cell table:formula="of:=[.E17]/[.$J$20]" office:value-type="float" office:value="0.0343522561863173" calcext:value-type="float">
            <text:p>0.0343522562</text:p>
          </table:table-cell>
          <table:table-cell table:formula="of:=[.F17]/[.$J$20]" office:value-type="float" office:value="0.00960698689956331" calcext:value-type="float">
            <text:p>0.0096069869</text:p>
          </table:table-cell>
          <table:table-cell table:formula="of:=[.G17]/[.$J$20]" office:value-type="float" office:value="0.0288209606986899" calcext:value-type="float">
            <text:p>0.0288209607</text:p>
          </table:table-cell>
          <table:table-cell table:formula="of:=[.H17]/[.$J$20]" office:value-type="float" office:value="0.0436681222707424" calcext:value-type="float">
            <text:p>0.0436681223</text:p>
          </table:table-cell>
          <table:table-cell table:formula="of:=[.I17]/[.$J$20]" office:value-type="float" office:value="0.0436681222707424" calcext:value-type="float">
            <text:p>0.0436681223</text:p>
          </table:table-cell>
          <table:table-cell table:formula="of:=SUM([.D25:.I25])" office:value-type="float" office:value="0.160116448326055" calcext:value-type="float">
            <text:p>0.1601164483</text:p>
          </table:table-cell>
          <table:table-cell/>
          <table:table-cell table:formula="of:=[.G22]+[.F23]+[.E24]+[.D25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8]/[.$J$20]" office:value-type="float" office:value="-0" calcext:value-type="float">
            <text:p>0</text:p>
          </table:table-cell>
          <table:table-cell table:formula="of:=[.E18]/[.$J$20]" office:value-type="float" office:value="0.0435225618631732" calcext:value-type="float">
            <text:p>0.0435225619</text:p>
          </table:table-cell>
          <table:table-cell table:formula="of:=[.F18]/[.$J$20]" office:value-type="float" office:value="0.0343522561863173" calcext:value-type="float">
            <text:p>0.0343522562</text:p>
          </table:table-cell>
          <table:table-cell table:formula="of:=[.G18]/[.$J$20]" office:value-type="float" office:value="0.0436681222707424" calcext:value-type="float">
            <text:p>0.0436681223</text:p>
          </table:table-cell>
          <table:table-cell table:formula="of:=[.H18]/[.$J$20]" office:value-type="float" office:value="0" calcext:value-type="float">
            <text:p>0</text:p>
          </table:table-cell>
          <table:table-cell table:formula="of:=[.I18]/[.$J$20]" office:value-type="float" office:value="0.0436681222707424" calcext:value-type="float">
            <text:p>0.0436681223</text:p>
          </table:table-cell>
          <table:table-cell table:formula="of:=SUM([.D26:.I26])" office:value-type="float" office:value="0.165211062590975" calcext:value-type="float">
            <text:p>0.1652110626</text:p>
          </table:table-cell>
          <table:table-cell/>
          <table:table-cell table:formula="of:=[.H22]+[.G23]+[.F24]+[.E25]+[.D26]" office:value-type="float" office:value="0.0975254730713246" calcext:value-type="float">
            <text:p>0.0975254731</text:p>
          </table:table-cell>
        </table:table-row>
        <table:table-row table:style-name="ro1">
          <table:table-cell table:number-columns-repeated="3"/>
          <table:table-cell table:formula="of:=[.D19]/[.$J$20]" office:value-type="float" office:value="-0" calcext:value-type="float">
            <text:p>0</text:p>
          </table:table-cell>
          <table:table-cell table:formula="of:=[.E19]/[.$J$20]" office:value-type="float" office:value="-0" calcext:value-type="float">
            <text:p>0</text:p>
          </table:table-cell>
          <table:table-cell table:formula="of:=[.F19]/[.$J$20]" office:value-type="float" office:value="-0" calcext:value-type="float">
            <text:p>0</text:p>
          </table:table-cell>
          <table:table-cell table:formula="of:=[.G19]/[.$J$20]" office:value-type="float" office:value="0.0436681222707424" calcext:value-type="float">
            <text:p>0.0436681223</text:p>
          </table:table-cell>
          <table:table-cell table:formula="of:=[.H19]/[.$J$20]" office:value-type="float" office:value="0.0436681222707424" calcext:value-type="float">
            <text:p>0.0436681223</text:p>
          </table:table-cell>
          <table:table-cell table:formula="of:=[.I19]/[.$J$20]" office:value-type="float" office:value="0.0873362445414847" calcext:value-type="float">
            <text:p>0.0873362445</text:p>
          </table:table-cell>
          <table:table-cell table:formula="of:=SUM([.D27:.I27])" office:value-type="float" office:value="0.174672489082969" calcext:value-type="float">
            <text:p>0.1746724891</text:p>
          </table:table-cell>
          <table:table-cell/>
          <table:table-cell table:formula="of:=[.I22]+[.H23]+[.G24]+[.F25]+[.E26]+[.D27]" office:value-type="float" office:value="0.106259097525473" calcext:value-type="float">
            <text:p>0.1062590975</text:p>
          </table:table-cell>
        </table:table-row>
        <table:table-row table:style-name="ro1">
          <table:table-cell table:number-columns-repeated="3"/>
          <table:table-cell table:formula="of:=SUM([.D22:.D27])" office:value-type="float" office:value="0.174672489082969" calcext:value-type="float">
            <text:p>0.1746724891</text:p>
          </table:table-cell>
          <table:table-cell table:formula="of:=SUM([.E22:.E27])" office:value-type="float" office:value="0.165211062590975" calcext:value-type="float">
            <text:p>0.1652110626</text:p>
          </table:table-cell>
          <table:table-cell table:formula="of:=SUM([.F22:.F27])" office:value-type="float" office:value="0.160116448326055" calcext:value-type="float">
            <text:p>0.1601164483</text:p>
          </table:table-cell>
          <table:table-cell table:formula="of:=SUM([.G22:.G27])" office:value-type="float" office:value="0.160116448326055" calcext:value-type="float">
            <text:p>0.1601164483</text:p>
          </table:table-cell>
          <table:table-cell table:formula="of:=SUM([.H22:.H27])" office:value-type="float" office:value="0.165211062590975" calcext:value-type="float">
            <text:p>0.1652110626</text:p>
          </table:table-cell>
          <table:table-cell table:formula="of:=SUM([.I22:.I27])" office:value-type="float" office:value="0.174672489082969" calcext:value-type="float">
            <text:p>0.1746724891</text:p>
          </table:table-cell>
          <table:table-cell table:formula="of:=SUM([.D28:.I28])" office:value-type="float" office:value="1" calcext:value-type="float">
            <text:p>1</text:p>
          </table:table-cell>
          <table:table-cell/>
          <table:table-cell table:formula="of:=[.I23]+[.H24]+[.G25]+[.F26]+[.E27]" office:value-type="float" office:value="0.0975254730713246" calcext:value-type="float">
            <text:p>0.0975254731</text:p>
          </table:table-cell>
        </table:table-row>
        <table:table-row table:style-name="ro1">
          <table:table-cell table:number-columns-repeated="11"/>
          <table:table-cell table:formula="of:=[.I24]+[.H25]+[.G26]+[.F27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[.I25]+[.H26]+[.G27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[.I26]+[.H27]" office:value-type="float" office:value="0.0873362445414848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[.I27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SUM([.L22:.L32])" office:value-type="float" office:value="1" calcext:value-type="float">
            <text:p>1</text:p>
          </table:table-cell>
        </table:table-row>
      </table:table>
      <table:table table:name="try2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2</text:p>
          </table:table-cell>
          <table:table-cell table:formula="of:=0.082" office:value-type="float" office:value="0.082" calcext:value-type="float">
            <text:p>0.082</text:p>
          </table:table-cell>
          <table:table-cell/>
          <table:table-cell table:formula="of:=[.B1]" office:value-type="float" office:value="0.082" calcext:value-type="float">
            <text:p>0.082</text:p>
          </table:table-cell>
          <table:table-cell table:formula="of:=[.D2]" office:value-type="float" office:value="0.042" calcext:value-type="float">
            <text:p>0.042</text:p>
          </table:table-cell>
          <table:table-cell table:formula="of:=[.D3]" office:value-type="float" office:value="0.0195" calcext:value-type="float">
            <text:p>0.0195</text:p>
          </table:table-cell>
          <table:table-cell table:formula="of:=[.D4]" office:value-type="float" office:value="0.01" calcext:value-type="float">
            <text:p>0.01</text:p>
          </table:table-cell>
          <table:table-cell table:formula="of:=[.D5]" office:value-type="float" office:value="0.0078333333333333" calcext:value-type="float">
            <text:p>0.0078333333</text:p>
          </table:table-cell>
          <table:table-cell table:formula="of:=[.D6]" office:value-type="float" office:value="0.0053333333333334" calcext:value-type="float">
            <text:p>0.0053333333</text:p>
          </table:table-cell>
          <table:table-cell table:formula="of:=SUM([.D1:.I1])" office:value-type="float" office:value="0.166666666666667" calcext:value-type="float">
            <text:p>0.1666666667</text:p>
          </table:table-cell>
          <table:table-cell/>
          <table:table-cell table:formula="of:=[.D1]"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formula="of:=0.084" office:value-type="float" office:value="0.084" calcext:value-type="float">
            <text:p>0.084</text:p>
          </table:table-cell>
          <table:table-cell/>
          <table:table-cell table:formula="of:=[.B2]/2" office:value-type="float" office:value="0.042" calcext:value-type="float">
            <text:p>0.042</text:p>
          </table:table-cell>
          <table:table-cell table:formula="of:=[.B9]" office:value-type="float" office:value="0.05" calcext:value-type="float">
            <text:p>0.05</text:p>
          </table:table-cell>
          <table:table-cell table:formula="of:=[.E3]" office:value-type="float" office:value="0.035" calcext:value-type="float">
            <text:p>0.035</text:p>
          </table:table-cell>
          <table:table-cell table:formula="of:=[.E4]" office:value-type="float" office:value="0.0121666666666667" calcext:value-type="float">
            <text:p>0.0121666667</text:p>
          </table:table-cell>
          <table:table-cell table:formula="of:=[.E5]" office:value-type="float" office:value="0.0196666666666666" calcext:value-type="float">
            <text:p>0.0196666667</text:p>
          </table:table-cell>
          <table:table-cell table:formula="of:=[.E6]" office:value-type="float" office:value="0.0078333333333333" calcext:value-type="float">
            <text:p>0.0078333333</text:p>
          </table:table-cell>
          <table:table-cell table:formula="of:=SUM([.D2:.I2])" office:value-type="float" office:value="0.166666666666667" calcext:value-type="float">
            <text:p>0.1666666667</text:p>
          </table:table-cell>
          <table:table-cell/>
          <table:table-cell table:formula="of:=[.E1]+[.D2]"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formula="of:=0.089" office:value-type="float" office:value="0.089" calcext:value-type="float">
            <text:p>0.089</text:p>
          </table:table-cell>
          <table:table-cell/>
          <table:table-cell table:formula="of:=[.B3]/2-[.B9]/2" office:value-type="float" office:value="0.0195" calcext:value-type="float">
            <text:p>0.0195</text:p>
          </table:table-cell>
          <table:table-cell table:formula="of:=[.B10]" office:value-type="float" office:value="0.035" calcext:value-type="float">
            <text:p>0.035</text:p>
          </table:table-cell>
          <table:table-cell table:formula="of:=[.B11]" office:value-type="float" office:value="0.06" calcext:value-type="float">
            <text:p>0.06</text:p>
          </table:table-cell>
          <table:table-cell table:formula="of:=[.F4]" office:value-type="float" office:value="0.03" calcext:value-type="float">
            <text:p>0.03</text:p>
          </table:table-cell>
          <table:table-cell table:formula="of:=[.F5]" office:value-type="float" office:value="0.0121666666666667" calcext:value-type="float">
            <text:p>0.0121666667</text:p>
          </table:table-cell>
          <table:table-cell table:formula="of:=[.F6]" office:value-type="float" office:value="0.01" calcext:value-type="float">
            <text:p>0.01</text:p>
          </table:table-cell>
          <table:table-cell table:formula="of:=SUM([.D3:.I3])" office:value-type="float" office:value="0.166666666666667" calcext:value-type="float">
            <text:p>0.1666666667</text:p>
          </table:table-cell>
          <table:table-cell/>
          <table:table-cell table:formula="of:=[.F1]+[.E2]+[.D3]"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formula="of:=0.09" office:value-type="float" office:value="0.09" calcext:value-type="float">
            <text:p>0.09</text:p>
          </table:table-cell>
          <table:table-cell/>
          <table:table-cell table:formula="of:=[.B4]/2-[.B10]" office:value-type="float" office:value="0.01" calcext:value-type="float">
            <text:p>0.01</text:p>
          </table:table-cell>
          <table:table-cell table:formula="of:=[.B13]" office:value-type="float" office:value="0.0121666666666667" calcext:value-type="float">
            <text:p>0.0121666667</text:p>
          </table:table-cell>
          <table:table-cell table:formula="of:=[.B12]" office:value-type="float" office:value="0.03" calcext:value-type="float">
            <text:p>0.03</text:p>
          </table:table-cell>
          <table:table-cell table:formula="of:=[.F3]" office:value-type="float" office:value="0.06" calcext:value-type="float">
            <text:p>0.06</text:p>
          </table:table-cell>
          <table:table-cell table:formula="of:=[.G5]" office:value-type="float" office:value="0.035" calcext:value-type="float">
            <text:p>0.035</text:p>
          </table:table-cell>
          <table:table-cell table:formula="of:=[.G6]" office:value-type="float" office:value="0.0195" calcext:value-type="float">
            <text:p>0.0195</text:p>
          </table:table-cell>
          <table:table-cell table:formula="of:=SUM([.D4:.I4])" office:value-type="float" office:value="0.166666666666667" calcext:value-type="float">
            <text:p>0.1666666667</text:p>
          </table:table-cell>
          <table:table-cell/>
          <table:table-cell table:formula="of:=[.G1]+[.F2]+[.E3]+[.D4]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formula="of:=0.1" office:value-type="float" office:value="0.1" calcext:value-type="float">
            <text:p>0.1</text:p>
          </table:table-cell>
          <table:table-cell/>
          <table:table-cell table:formula="of:=[.B5]/2-[.B13]-[.B11]/2" office:value-type="float" office:value="0.0078333333333333" calcext:value-type="float">
            <text:p>0.0078333333</text:p>
          </table:table-cell>
          <table:table-cell table:formula="of:=[.B14]" office:value-type="float" office:value="0.0196666666666666" calcext:value-type="float">
            <text:p>0.0196666667</text:p>
          </table:table-cell>
          <table:table-cell table:formula="of:=[.B13]" office:value-type="float" office:value="0.0121666666666667" calcext:value-type="float">
            <text:p>0.0121666667</text:p>
          </table:table-cell>
          <table:table-cell table:formula="of:=[.E3]" office:value-type="float" office:value="0.035" calcext:value-type="float">
            <text:p>0.035</text:p>
          </table:table-cell>
          <table:table-cell table:formula="of:=[.E2]" office:value-type="float" office:value="0.05" calcext:value-type="float">
            <text:p>0.05</text:p>
          </table:table-cell>
          <table:table-cell table:formula="of:=[.D2]" office:value-type="float" office:value="0.042" calcext:value-type="float">
            <text:p>0.042</text:p>
          </table:table-cell>
          <table:table-cell table:formula="of:=SUM([.D5:.I5])" office:value-type="float" office:value="0.166666666666667" calcext:value-type="float">
            <text:p>0.1666666667</text:p>
          </table:table-cell>
          <table:table-cell/>
          <table:table-cell table:formula="of:=[.H1]+[.G2]+[.F3]+[.E4]+[.D5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style-name="Default" table:formula="of:=1-2*SUM([.B1:.B5])" office:value-type="float" office:value="0.11" calcext:value-type="float">
            <text:p>0.11</text:p>
          </table:table-cell>
          <table:table-cell/>
          <table:table-cell table:formula="of:=[.B6]/2-[.B12]-[.B14]" office:value-type="float" office:value="0.0053333333333334" calcext:value-type="float">
            <text:p>0.0053333333</text:p>
          </table:table-cell>
          <table:table-cell table:formula="of:=[.D5]" office:value-type="float" office:value="0.0078333333333333" calcext:value-type="float">
            <text:p>0.0078333333</text:p>
          </table:table-cell>
          <table:table-cell table:formula="of:=[.D4]" office:value-type="float" office:value="0.01" calcext:value-type="float">
            <text:p>0.01</text:p>
          </table:table-cell>
          <table:table-cell table:formula="of:=[.D3]" office:value-type="float" office:value="0.0195" calcext:value-type="float">
            <text:p>0.0195</text:p>
          </table:table-cell>
          <table:table-cell table:formula="of:=[.D2]" office:value-type="float" office:value="0.042" calcext:value-type="float">
            <text:p>0.042</text:p>
          </table:table-cell>
          <table:table-cell table:formula="of:=[.D1]" office:value-type="float" office:value="0.082" calcext:value-type="float">
            <text:p>0.082</text:p>
          </table:table-cell>
          <table:table-cell table:formula="of:=SUM([.D6:.I6])" office:value-type="float" office:value="0.166666666666667" calcext:value-type="float">
            <text:p>0.1666666667</text:p>
          </table:table-cell>
          <table:table-cell/>
          <table:table-cell table:formula="of:=[.I1]+[.H2]+[.G3]+[.F4]+[.E5]+[.D6]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Default" table:formula="of:=[.B1]/2+[.B6]/4+1/12" office:value-type="float" office:value="0.151833333333333" calcext:value-type="float">
            <text:p>0.1518333333</text:p>
          </table:table-cell>
          <table:table-cell/>
          <table:table-cell table:formula="of:=SUM([.D1:.D6])" office:value-type="float" office:value="0.166666666666667" calcext:value-type="float">
            <text:p>0.1666666667</text:p>
          </table:table-cell>
          <table:table-cell table:formula="of:=SUM([.E1:.E6])" office:value-type="float" office:value="0.166666666666667" calcext:value-type="float">
            <text:p>0.1666666667</text:p>
          </table:table-cell>
          <table:table-cell table:formula="of:=SUM([.F1:.F6])" office:value-type="float" office:value="0.166666666666667" calcext:value-type="float">
            <text:p>0.1666666667</text:p>
          </table:table-cell>
          <table:table-cell table:formula="of:=SUM([.G1:.G6])" office:value-type="float" office:value="0.166666666666667" calcext:value-type="float">
            <text:p>0.1666666667</text:p>
          </table:table-cell>
          <table:table-cell table:formula="of:=SUM([.H1:.H6])" office:value-type="float" office:value="0.166666666666667" calcext:value-type="float">
            <text:p>0.1666666667</text:p>
          </table:table-cell>
          <table:table-cell table:formula="of:=SUM([.I1:.I6])" office:value-type="float" office:value="0.166666666666667" calcext:value-type="float">
            <text:p>0.1666666667</text:p>
          </table:table-cell>
          <table:table-cell table:formula="of:=SUM([.D7:.I7])" office:value-type="float" office:value="1" calcext:value-type="float">
            <text:p>1</text:p>
          </table:table-cell>
          <table:table-cell/>
          <table:table-cell table:formula="of:=[.I2]+[.H3]+[.G4]+[.F5]+[.E6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Default" table:formula="of:=1/6-[.B2]/2-[.B5]/2" office:value-type="float" office:value="0.0746666666666666" calcext:value-type="float">
            <text:p>0.0746666667</text:p>
          </table:table-cell>
          <table:table-cell table:number-columns-repeated="9"/>
          <table:table-cell table:formula="of:=[.I3]+[.H4]+[.G5]+[.F6]" office:value-type="float" office:value="0.09" calcext:value-type="float">
            <text:p>0.09</text:p>
          </table:table-cell>
        </table:table-row>
        <table:table-row table:style-name="ro1">
          <table:table-cell table:style-name="ce1" office:value-type="string" calcext:value-type="string">
            <text:p>p22</text:p>
          </table:table-cell>
          <table:table-cell office:value-type="float" office:value="0.05" calcext:value-type="float">
            <text:p>0.05</text:p>
          </table:table-cell>
          <table:table-cell table:number-columns-repeated="9"/>
          <table:table-cell table:formula="of:=[.I4]+[.H5]+[.G6]"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0.035" calcext:value-type="float">
            <text:p>0.035</text:p>
          </table:table-cell>
          <table:table-cell table:number-columns-repeated="9"/>
          <table:table-cell table:formula="of:=[.I5]+[.H6]"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0.06" calcext:value-type="float">
            <text:p>0.06</text:p>
          </table:table-cell>
          <table:table-cell table:number-columns-repeated="9"/>
          <table:table-cell table:formula="of:=[.I6]"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0.03" calcext:value-type="float">
            <text:p>0.03</text:p>
          </table:table-cell>
          <table:table-cell table:number-columns-repeated="9"/>
          <table:table-cell table:formula="of:=SUM([.L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table:style-name="Default" table:formula="of:=[.B9]/2-[.B11]-[.B12]+[.B7]-[.B8]" office:value-type="float" office:value="0.0121666666666667" calcext:value-type="float">
            <text:p>0.0121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5</text:p>
          </table:table-cell>
          <table:table-cell table:style-name="Default" table:formula="of:=-[.B9]-[.B10]+[.B11]/2+[.B8]" office:value-type="float" office:value="0.0196666666666666" calcext:value-type="float">
            <text:p>0.019666666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7:52:36.530345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9:26:19.083471116</meta:creation-date>
    <dc:date>2017-05-23T18:47:34.615018221</dc:date>
    <meta:editing-duration>PT1H19M15S</meta:editing-duration>
    <meta:editing-cycles>8</meta:editing-cycles>
    <meta:generator>LibreOffice/5.1.6.2$Linux_X86_64 LibreOffice_project/10m0$Build-2</meta:generator>
    <meta:document-statistic meta:table-count="2" meta:cell-count="272" meta:object-count="0"/>
  </office:meta>
</office:document-meta>
</file>